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1.45cm" fo:min-width="2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9.65cm" fo:min-width="13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solid" draw:fill-color="#ffffff" fo:min-height="1.082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7.95cm" fo:min-width="16.7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094cm" fo:min-width="0.844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solid" draw:fill-color="#ffffff" fo:min-height="1.081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6.15cm" fo:min-width="8.9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25cm" fo:min-width="1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4.15cm" fo:min-width="9.1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2.25cm" fo:min-width="3.9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false" fo:min-height="1.081cm" fo:min-width="0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000000" draw:marker-start="Arrow" draw:marker-start-width="0.5cm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fill="none" draw:fill-color="#ffffff" fo:min-height="1.082cm" fo:padding-top="0.175cm" fo:padding-bottom="0.175cm" fo:padding-left="0.3cm" fo:padding-right="0.3cm"/>
    </style:style>
    <style:style style:name="P1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loext:graphic-properties draw:fill="solid" draw:fill-color="#ffffff"/>
      <style:text-properties style:font-name="Comic Sans MS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5" style:family="paragraph">
      <loext:graphic-properties draw:fill="none" draw:fill-color="#ffffff"/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6cm" svg:height="11.8cm" svg:x="1.2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3.6cm" svg:height="10cm" svg:x="11.6cm" svg:y="2.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293cm" svg:height="1.432cm" svg:x="14.507cm" svg:y="2.168cm">
          <draw:text-box>
            <text:p><text:span text:style-name="T1">ilist_cons</text:span></text:p>
          </draw:text-box>
        </draw:frame>
        <draw:custom-shape draw:style-name="gr4" draw:text-style-name="P1" draw:layer="layout" svg:width="17.3cm" svg:height="8.3cm" svg:x="5.1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1.6cm" svg:height="1.6cm" svg:x="6.4cm" svg:y="8cm">
          <text:p text:style-name="P3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4.688cm" svg:height="1.431cm" svg:x="5.612cm" svg:y="3.169cm">
          <draw:text-box>
            <text:p><text:span text:style-name="T1">gflist_cons</text:span></text:p>
          </draw:text-box>
        </draw:frame>
        <draw:custom-shape draw:style-name="gr7" draw:text-style-name="P1" draw:layer="layout" svg:width="9.5cm" svg:height="6.5cm" svg:x="12.3cm" svg:y="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1.6cm" svg:height="1.6cm" svg:x="19.6cm" svg:y="7.9cm">
          <text:p text:style-name="P3"><text:span text:style-name="T1">int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.7cm" svg:height="4.5cm" svg:x="9.3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5cm" svg:height="2.6cm" svg:x="13.8cm" svg:y="7.5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3.307cm" svg:height="1.431cm" svg:x="14.393cm" svg:y="6.8cm">
          <draw:text-box>
            <text:p><text:span text:style-name="T1">ilist_nil</text:span></text:p>
          </draw:text-box>
        </draw:frame>
        <draw:frame draw:style-name="gr3" draw:text-style-name="P2" draw:layer="layout" svg:width="3.934cm" svg:height="1.432cm" svg:x="9.866cm" svg:y="5.668cm">
          <draw:text-box>
            <text:p><text:span text:style-name="T1">gflist_nil</text:span></text:p>
          </draw:text-box>
        </draw:frame>
        <draw:frame draw:style-name="gr3" draw:text-style-name="P2" draw:layer="layout" svg:width="4.293cm" svg:height="1.432cm" svg:x="14.407cm" svg:y="4.368cm">
          <draw:text-box>
            <text:p><text:span text:style-name="T1">ilist_cons</text:span></text:p>
          </draw:text-box>
        </draw:frame>
        <draw:custom-shape draw:style-name="gr8" draw:text-style-name="P1" xml:id="id1" draw:id="id1" draw:layer="layout" svg:width="1.6cm" svg:height="1.6cm" svg:x="23cm" svg:y="7.9cm">
          <text:p text:style-name="P3"><text:span text:style-name="T1">in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1.6cm" svg:height="1.6cm" svg:x="2.3cm" svg:y="8cm">
          <text:p text:style-name="P3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4.715cm" svg:height="1.431cm" svg:x="1.666cm" svg:y="1.069cm">
          <draw:text-box>
            <text:p><text:span text:style-name="T1">gflist_cons</text:span></text:p>
          </draw:text-box>
        </draw:frame>
        <draw:connector draw:style-name="gr12" draw:text-style-name="P4" draw:layer="layout" draw:type="curve" draw:line-skew="4.949cm" svg:x1="23.8cm" svg:y1="9.5cm" svg:x2="3.1cm" svg:y2="9.6cm" draw:start-shape="id1" draw:start-glue-point="2" draw:end-shape="id2" draw:end-glue-point="2" svg:d="M23800 9500c0 8400-20700 8350-20700 100" svg:viewBox="0 0 20701 6295">
          <text:p/>
        </draw:connector>
        <draw:connector draw:style-name="gr12" draw:text-style-name="P4" draw:layer="layout" draw:type="curve" draw:line-skew="3.549cm" svg:x1="20.4cm" svg:y1="9.5cm" svg:x2="7.2cm" svg:y2="9.6cm" draw:start-shape="id3" draw:start-glue-point="2" draw:end-shape="id4" draw:end-glue-point="2" svg:d="M20400 9500c0 6300-13200 6250-13200 100" svg:viewBox="0 0 13201 4720">
          <text:p/>
        </draw:connector>
        <draw:frame draw:style-name="gr13" draw:text-style-name="P5" draw:layer="layout" svg:width="3.637cm" svg:height="1.432cm" svg:x="11.663cm" svg:y="14.268cm">
          <draw:text-box>
            <text:p><text:span text:style-name="T1">stamped</text:span></text:p>
          </draw:text-box>
        </draw:frame>
        <draw:frame draw:style-name="gr13" draw:text-style-name="P5" draw:layer="layout" svg:width="3.637cm" svg:height="1.432cm" svg:x="17.563cm" svg:y="15cm">
          <draw:text-box>
            <text:p><text:span text:style-name="T1">stamp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7:39:33.921343151</meta:creation-date>
    <dc:date>2015-06-08T21:39:04.512467531</dc:date>
    <meta:editing-duration>PT58M9S</meta:editing-duration>
    <meta:editing-cycles>56</meta:editing-cycles>
    <meta:generator>LibreOffice/4.4.4.1.0$Linux_X86_64 LibreOffice_project/40m0$Build-1</meta:generator>
    <meta:document-statistic meta:object-count="20"/>
  </office:meta>
</office:document-meta>
</file>